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1d2f6" officeooo:paragraph-rsid="0001d2f6"/>
    </style:style>
    <style:style style:name="P2" style:family="paragraph" style:parent-style-name="Standard">
      <style:paragraph-properties fo:text-align="center" style:justify-single-word="false"/>
      <style:text-properties officeooo:rsid="0001d2f6" officeooo:paragraph-rsid="0001d2f6"/>
    </style:style>
    <style:style style:name="P3" style:family="paragraph" style:parent-style-name="Standard">
      <style:text-properties fo:font-style="italic" style:text-underline-style="solid" style:text-underline-width="auto" style:text-underline-color="font-color" fo:font-weight="bold" officeooo:rsid="0001d2f6" officeooo:paragraph-rsid="0001d2f6" style:font-style-asian="italic" style:font-weight-asian="bold" style:font-style-complex="italic" style:font-weight-complex="bold"/>
    </style:style>
    <style:style style:name="P4" style:family="paragraph" style:parent-style-name="Standard">
      <style:text-properties fo:font-style="normal" style:text-underline-style="none" fo:font-weight="normal" officeooo:rsid="0001d2f6" officeooo:paragraph-rsid="0001d2f6" style:font-style-asian="normal" style:font-weight-asian="normal" style:font-style-complex="normal" style:font-weight-complex="normal"/>
    </style:style>
    <style:style style:name="P5" style:family="paragraph" style:parent-style-name="Standard">
      <style:text-properties fo:font-style="normal" style:text-underline-style="none" fo:font-weight="bold" officeooo:rsid="0001d2f6" officeooo:paragraph-rsid="0001d2f6" style:font-style-asian="normal" style:font-weight-asian="bold" style:font-style-complex="normal" style:font-weight-complex="bold"/>
    </style:style>
    <style:style style:name="P6" style:family="paragraph" style:parent-style-name="Standard">
      <style:text-properties fo:font-style="normal" style:text-underline-style="none" fo:font-weight="normal" officeooo:rsid="0001d2f6" officeooo:paragraph-rsid="0001d2f6"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ize="13pt" style:text-underline-style="solid" style:text-underline-width="auto" style:text-underline-color="font-color" style:font-size-asian="13pt" style:font-size-complex="13pt"/>
    </style:style>
    <style:style style:name="T5" style:family="text">
      <style:text-properties officeooo:rsid="000390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Jeu entre un attaquant et un défenseur : conquête d’un réseau.</text:span> </text:p>
      <text:p text:style-name="P1"/>
      <text:p text:style-name="P1">L’attaquant envoie un virus dans un réseau, virus auquel il lègue une stratégie de propagation. Son but : Maximiser sa présence sur le réseau (temps de présence*machines sur lesquelles il est présent). Tout cela dans le but de voler des données par exemple. 4 stratégies de propagation sont possibles : </text:p>
      <text:p text:style-name="P1">- unicast : chaque nœud infecté, infecte un de ses voisins </text:p>
      <text:p text:style-name="P1">- broadcast : chaque nœud infecté infecte tous ses voisins</text:p>
      <text:p text:style-name="P1">- crazy : La stratégie de propagation varie à chaque tour aléatoirement, le virus peut très bien se propager de manière unicast ou broadcast à tous les tours</text:p>
      <text:p text:style-name="P1">- sneaky : stratégie sournoise, le virus se propage de manière unicast jusqu’à ce que l’antivirus soit diffusé, à partir de ce moment là, il se diffuse alors de manière broadcast, afin de maximiser les dégâts une fois qu’il est repéré.</text:p>
      <text:p text:style-name="P1"/>
      <text:p text:style-name="P1">Le défenseur, administrateur réseau, se rend compte de l’infection une fois qu’il remarque que 5 % des machines ont été infectées. Il décide alors un budget pour la mise en place et le développement d’un antivirus/solution au problème. <text:s/>En fonction du budget, le temps de mise en place de l’antivirus est plus ou moins long. Une fois que l’antivirus est injecté dans un nœud, ce dernier ne peut plus être infecté par le virus, et s’il était déjà infecté alors il est guéri. A chaque étape par la suite, les nœuds guéris/résistants transmettent l’antivirus à un de leurs voisins. Pendant ce temps, le virus peut continuer à proliférer. Le défenseur cherche lui à minimiser le pic épidémique, ne voulant pas que trop de données différentes soient volées, il cherche à ce que le nombre maximum de nœuds infectés à un instant t soit le plus bas possible, mais il cherche également à minimiser son investissement, il va alors chercher le meilleur compromis entre les deux. </text:p>
      <text:p text:style-name="P1"/>
      <text:p text:style-name="P1"/>
      <text:p text:style-name="P1"><text:span text:style-name="T3">Résultats </text:span><text:span text:style-name="T1">: </text:span>On a remarqué alors que dans ces conditions là, et en supposant que le temps de mise en place de la solution était en 1/x par rapport à l’investissement, on trouve que le jeu contient un seul équilibre de Nash. Cet équilibre de Nash est obtenu pour la stratégie broadcast de l’antivirus et pour un investissement K = 30, 30K euros où la fonction delta est telle que : </text:p>
      <text:p text:style-name="P1">Delta(K) = 500 si K = 0, sinon 200/K. (unités = milliers d’euros)</text:p>
      <text:p text:style-name="P1">De plus, il est intéressant de remarquer que la stratégie K=30 domine toutes les autres stratégies du défenseur.</text:p>
      <text:p text:style-name="P1"/>
      <text:p text:style-name="P1"/>
      <text:p text:style-name="P1"><text:span text:style-name="T2">Autre jeu</text:span> </text:p>
      <text:p text:style-name="P1"/>
      <text:p text:style-name="P4">Dans ce jeu, le virus cherche à maximiser le temps à son apogée, une fois son pic atteint, il cherche à maximiser le nombre d’étapes pendant lesquelles le nombre d’infectés est supérieur à 0.9*valeur maximale. </text:p>
      <text:p text:style-name="P4"/>
      <text:p text:style-name="P4">Dans un tel jeu, on trouve comme seul équilibre de Nash, l’équilibre suivant : </text:p>
      <text:p text:style-name="P4">(Crazy propagation, K=30), de plus, il faut savoir que la stratégie K=30 domine toutes les autres.</text:p>
      <text:p text:style-name="P4"/>
      <text:p text:style-name="P4"/>
      <text:p text:style-name="P3">Dernier jeu</text:p>
      <text:p text:style-name="P4"/>
      <text:p text:style-name="P4">Dans ce dernier jeu, le défenseur cherche également à minimiser le nombre de nœuds infectés cumulé, dans un souci de conserver au maximum ses données personnelles. Bien évidemment, il cherche encore et toujours un compromis entre son investissement et le cout. Ici, on remarque que, il existe à nouveau un équilibre de Nash en stratégies pures qui est le suivant : (Stratégie broadcast, <text:soft-page-break/>K=10). A nouveau la stratégie K=10 domine toutes les autres stratégies du défenseur. <text:span text:style-name="T5">En fait, l’équilibre de Nash va dépendre de l’importance donnée aux différents facteurs.</text:span></text:p>
      <text:p text:style-name="P4"/>
      <text:p text:style-name="P5">Résultats globaux : </text:p>
      <text:p text:style-name="P5"/>
      <text:p text:style-name="P4">- il est intéressant de remarquer qu’il y a dans les trois jeux étudiés, la présence d’un équilibre de Nash en stratégies pures.</text:p>
      <text:p text:style-name="P4">- Intéressant et intriguant de remarquer également, que dans tous les jeux, il existe une stratégie de l’antivirus qui domine toutes les autres, cela permet à l’attaquant de savoir quoi jouer.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4T15:48:37.959000000</meta:creation-date>
    <dc:date>2024-07-25T09:01:44.835000000</dc:date>
    <meta:editing-duration>PT21M41S</meta:editing-duration>
    <meta:editing-cycles>4</meta:editing-cycles>
    <meta:generator>LibreOffice/7.4.0.3$Windows_X86_64 LibreOffice_project/f85e47c08ddd19c015c0114a68350214f7066f5a</meta:generator>
    <meta:document-statistic meta:table-count="0" meta:image-count="0" meta:object-count="0" meta:page-count="2" meta:paragraph-count="19" meta:word-count="633" meta:character-count="3709" meta:non-whitespace-character-count="3084"/>
  </office:meta>
</office:document-meta>
</file>